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_20__28_var_29_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0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style:font-name="Comic Sans MS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omic Sans M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draw:layer="layout" draw:type="line" svg:x1="16cm" svg:y1="4.187cm" svg:x2="16cm" svg:y2="8.291cm" draw:start-shape="id1" draw:start-glue-point="6" draw:end-shape="id2" draw:end-glue-point="4" svg:d="m16000 4187v4104" svg:viewBox="0 0 1 4105">
          <text:p/>
        </draw:connector>
        <draw:frame draw:style-name="gr2" draw:text-style-name="P2" draw:layer="layout" svg:width="4.835cm" svg:height="1.427cm" svg:x="10.178cm" svg:y="12.938cm">
          <draw:text-box>
            <text:p><text:span text:style-name="T1">コンパイル</text:span></text:p>
          </draw:text-box>
        </draw:frame>
        <draw:custom-shape draw:style-name="gr3" draw:text-style-name="P3" xml:id="id3" draw:id="id3" draw:layer="layout" svg:width="4.8cm" svg:height="3cm" svg:x="5cm" svg:y="5.5cm">
          <text:p text:style-name="P3"><text:span text:style-name="T2">Ajh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8cm" svg:height="3.339cm" svg:x="12.6cm" svg:y="1.2cm">
          <text:p text:style-name="P3"><text:span text:style-name="T2">Haskell</text:span></text:p>
          <text:p text:style-name="P3"><text:span text:style-name="T2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3" xml:id="id6" draw:id="id6" draw:layer="layout" svg:width="9.4cm" svg:height="4.3cm" svg:x="15cm" svg:y="15.5cm">
          <text:p text:style-name="P3"><text:span text:style-name="T2">実行バイナリ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5cm" svg:height="2.3cm" svg:x="15.9cm" svg:y="17cm">
          <text:p text:style-name="P3"><text:span text:style-name="T2">Ajhc</text:span><text:span text:style-name="T2">ランタイ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4.8cm" svg:height="3cm" svg:x="5cm" svg:y="12.8cm">
          <text:p text:style-name="P3"><text:span text:style-name="T2">GCC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.8cm" svg:y1="7cm" svg:x2="16cm" svg:y2="6.961cm" draw:start-shape="id3" draw:start-glue-point="1" svg:d="m9800 7000 6200-39" svg:viewBox="0 0 6201 40">
          <text:p/>
        </draw:connector>
        <draw:connector draw:style-name="gr6" draw:text-style-name="P1" draw:layer="layout" draw:type="line" svg:x1="9.8cm" svg:y1="14.3cm" svg:x2="19.685cm" svg:y2="14.276cm" draw:start-shape="id4" draw:start-glue-point="1" svg:d="m9800 14300 9885-24" svg:viewBox="0 0 9886 25">
          <text:p/>
        </draw:connector>
        <draw:custom-shape draw:style-name="gr5" draw:text-style-name="P3" xml:id="id5" draw:id="id5" draw:layer="layout" svg:width="5cm" svg:height="2.8cm" svg:x="22.1cm" svg:y="4.4cm">
          <text:p text:style-name="P3"><text:span text:style-name="T2">hl</text:span><text:span text:style-name="T2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22.1cm" svg:y1="5.8cm" svg:x2="16cm" svg:y2="5.831cm" draw:start-shape="id5" draw:start-glue-point="3" svg:d="m22100 5800-6100 31" svg:viewBox="0 0 6101 32">
          <text:p/>
        </draw:connector>
        <draw:custom-shape draw:style-name="gr3" draw:text-style-name="P3" xml:id="id2" draw:id="id2" draw:layer="layout" svg:width="6.8cm" svg:height="3.339cm" svg:x="12.6cm" svg:y="7.979cm">
          <text:p text:style-name="P3"><text:span text:style-name="T2">C</text:span><text:span text:style-name="T2">言語</text:span></text:p>
          <text:p text:style-name="P3"><text:span text:style-name="T2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" draw:text-style-name="P2" draw:layer="layout" svg:width="4.835cm" svg:height="1.427cm" svg:x="10.178cm" svg:y="5.6cm">
          <draw:text-box>
            <text:p><text:span text:style-name="T1">コンパイル</text:span></text:p>
          </draw:text-box>
        </draw:frame>
        <draw:connector draw:style-name="gr6" draw:text-style-name="P1" draw:layer="layout" draw:type="curve" svg:x1="5cm" svg:y1="7cm" svg:x2="5cm" svg:y2="14.3cm" draw:start-shape="id3" draw:start-glue-point="3" draw:end-shape="id4" draw:end-glue-point="3" svg:d="m5000 7000c-825 0-825 7300 0 7300" svg:viewBox="0 0 620 7301">
          <text:p/>
        </draw:connector>
        <draw:frame draw:style-name="gr7" draw:text-style-name="P2" draw:layer="layout" svg:width="2.295cm" svg:height="1.427cm" svg:x="2cm" svg:y="9.873cm">
          <draw:text-box>
            <text:p><text:span text:style-name="T1">実行</text:span></text:p>
          </draw:text-box>
        </draw:frame>
        <draw:frame draw:style-name="gr2" draw:text-style-name="P2" draw:layer="layout" svg:width="4.835cm" svg:height="1.427cm" svg:x="16.691cm" svg:y="4.4cm">
          <draw:text-box>
            <text:p><text:span text:style-name="T1">インポート</text:span></text:p>
          </draw:text-box>
        </draw:frame>
        <draw:custom-shape draw:style-name="gr3" draw:text-style-name="P3" xml:id="id7" draw:id="id7" draw:layer="layout" svg:width="6.8cm" svg:height="3.34cm" svg:x="20cm" svg:y="7.956cm">
          <text:p text:style-name="P3"><text:span text:style-name="T2">Ajhc</text:span><text:span text:style-name="T2">ランタイム</text:span></text:p>
          <text:p text:style-name="P3"><text:span text:style-name="T2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8" draw:text-style-name="P1" draw:layer="layout" svg:x1="16cm" svg:y1="10.966cm" svg:x2="19.7cm" svg:y2="15.5cm" draw:start-shape="id2" draw:start-glue-point="6" draw:end-shape="id6" draw:end-glue-point="0" svg:d="m16000 10966v2443h3700v2091" svg:viewBox="0 0 3701 4535">
          <text:p/>
        </draw:connector>
        <draw:connector draw:style-name="gr8" draw:text-style-name="P1" draw:layer="layout" svg:x1="23.4cm" svg:y1="10.944cm" svg:x2="19.7cm" svg:y2="15.5cm" draw:start-shape="id7" draw:start-glue-point="6" draw:end-shape="id6" draw:end-glue-point="0" svg:d="m23400 10944v2455h-3700v2101" svg:viewBox="0 0 3701 4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8-01T19:21:29.561475915</dc:date>
    <dc:creator>Okabe Kiwamu</dc:creator>
    <meta:editing-duration>PT1H19M51S</meta:editing-duration>
    <meta:editing-cycles>124</meta:editing-cycles>
    <meta:generator>LibreOffice/4.1.0.4$Linux_X86_64 LibreOffice_project/410m0$Build-4</meta:generator>
    <meta:document-statistic meta:object-count="19"/>
  </office:meta>
</office:document-meta>
</file>